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ucida Grande" svg:font-family="'Lucida Grande', Verdana, Arial, sans-serif"/>
    <style:font-face style:name="Trebuchet MS" svg:font-family="'Trebuchet MS', 'Lucida Grande', Verdan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.265cm" loext:contextual-spacing="false" fo:text-align="center" style:justify-single-word="false" fo:text-indent="0cm" style:auto-text-indent="false" fo:padding="0cm" fo:border="none"/>
      <style:text-properties fo:color="#333333" style:text-line-through-style="none" style:text-line-through-type="none" style:font-name="Trebuchet MS" fo:font-size="28.5pt" style:text-underline-style="none" fo:font-weight="bold" style:text-blinking="false"/>
    </style:style>
    <style:style style:name="P2" style:family="paragraph" style:parent-style-name="Text_20_body">
      <style:paragraph-properties fo:text-align="center" style:justify-single-word="false"/>
      <style:text-properties loext:padding="0cm" loext:border="non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text-properties officeooo:rsid="001cc76e" officeooo:paragraph-rsid="001cc76e"/>
    </style:style>
    <style:style style:name="P5" style:family="paragraph" style:parent-style-name="Text_20_body">
      <style:paragraph-properties fo:text-align="center" style:justify-single-word="false"/>
      <style:text-properties fo:font-size="20pt" officeooo:rsid="001cc76e" officeooo:paragraph-rsid="001cc76e" style:font-size-asian="20pt" style:font-size-complex="20pt"/>
    </style:style>
    <style:style style:name="P6" style:family="paragraph" style:parent-style-name="Text_20_body">
      <style:paragraph-properties fo:margin-left="0cm" fo:margin-right="0cm" fo:margin-top="0cm" fo:margin-bottom="0.247cm" loext:contextual-spacing="false" fo:text-align="justify" style:justify-single-word="false" fo:orphans="2" fo:widows="2" fo:text-indent="0cm" style:auto-text-indent="false"/>
    </style:style>
    <style:style style:name="P7" style:family="paragraph" style:parent-style-name="Text_20_body">
      <style:paragraph-properties fo:margin-left="0cm" fo:margin-right="0cm" fo:margin-top="0cm" fo:margin-bottom="0.247cm" loext:contextual-spacing="false" fo:text-align="justify" style:justify-single-word="false" fo:orphans="2" fo:widows="2" fo:text-indent="0cm" style:auto-text-indent="false"/>
      <style:text-properties fo:font-variant="normal" fo:text-transform="none" fo:color="#000000" style:font-name="Lucida Grande" fo:font-size="14pt" fo:letter-spacing="normal" fo:font-style="normal" fo:font-weight="normal"/>
    </style:style>
    <style:style style:name="T1" style:family="text">
      <style:text-properties fo:font-variant="normal" fo:text-transform="none" fo:color="#000000" style:font-name="Lucida Grande" fo:font-size="14pt" fo:letter-spacing="normal" fo:font-style="normal" fo:font-weight="normal"/>
    </style:style>
    <style:style style:name="T2" style:family="text">
      <style:text-properties fo:font-variant="normal" fo:text-transform="none" fo:color="#000000" style:font-name="Lucida Grande" fo:letter-spacing="normal" fo:font-style="normal" fo:font-weight="normal"/>
    </style:style>
    <style:style style:name="T3" style:family="text">
      <style:text-properties fo:font-variant="normal" fo:text-transform="none" fo:color="#398671" style:font-name="Lucida Grande" fo:font-size="14pt" fo:letter-spacing="normal" fo:font-style="normal" style:text-underline-style="solid" style:text-underline-width="auto" style:text-underline-color="font-color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2">Sociedades Secretas</text:span></text:p>
      <text:p text:style-name="P5"><text:span text:style-name="T2"/></text:p>
      <text:p text:style-name="P4"><text:span text:style-name="T1">Apesar de poucos saberem, as </text:span><text:span text:style-name="Strong_20_Emphasis"><text:span text:style-name="T1">sociedades secretas</text:span></text:span><text:span text:style-name="T1"> nasceram praticamente juntas com a civilização. Tudo começou nas sociedades da </text:span><text:a xlink:type="simple" xlink:href="https://www.infoescola.com/civilizacoes-antigas/babilonia/" text:style-name="Internet_20_link" text:visited-style-name="Visited_20_Internet_20_Link"><text:span text:style-name="T3">Babilônia</text:span></text:a><text:span text:style-name="T1">, do </text:span><text:a xlink:type="simple" xlink:href="https://www.infoescola.com/historia/egito-antigo-visao-geral/" text:style-name="Internet_20_link" text:visited-style-name="Visited_20_Internet_20_Link"><text:span text:style-name="T3">antigo Egito</text:span></text:a><text:span text:style-name="T1">, da Pérsia e da Síria, onde os primeiros grupos de homens começaram a ter interesse em conhecer os mistério esotéricos e utiliza-los com o propósito político.</text:span></text:p>
      <text:p text:style-name="P7">Essa busca pelo conhecimento esotérico poderia ser ambíguo, poderia os levar para o céu, ou para o inferno; para a luz ou para a escuridão; para a bondade ou para a maldade; das descobertas de conhecimentos para se alcançar as verdades divinas ou para manipular forças espirituais no plano físico. Nessa ambiguidade, ou dubiedade de propósitos é que reside uma das principais razões das sociedades secretas.</text:p>
      <text:p text:style-name="P7">Apesar de todo esse clima pesado que circula esse assunto, nem todas as sociedades secretas são algumas pessoas que se reúnem para fazer o mal. Pelo contrário, boa parte delas cresceram com as melhores intenções possíveis, em busca do conhecimento que revelasse a verdade eterna e iluminasse o caminho do homem. Porém há fatos que comprovam que há também sociedades que nasceram com princípios puros e sagrados e no decorrer do tempo foram sofrendo mutações principalmente quando colocada em pratica e resultaram em ações não muito bem vistas.</text:p>
      <text:p text:style-name="P7">A partir de várias histórias a respeito do crescimentos dessas sociedades, podemos definir que qualquer sociedade secreta é composta por “iniciados”. Essas pessoas são aquelas que tiveram acesso aos “mistérios”, e acreditam que os segredos revelados ou descobertos por eles, não deveriam ser compartilhados com o mundo, pois o mesmo era compostos por pessoas profanas e vulgares, que seriam incapazes de compreender esse “mistério”.</text:p>
      <text:p text:style-name="P6"><text:span text:style-name="T1">A principal fonte da tradição das sociedades secretas é sem duvida a religião. Das crenças do Egito Antigo ao cristianismo, os mistérios religiosos sempre alimentaram um grande mistério e proporcionaram o surgimento de várias sociedades secretas, com </text:span><text:soft-page-break/><text:span text:style-name="T1">a </text:span><text:a xlink:type="simple" xlink:href="https://www.infoescola.com/religiao/cabala/" text:style-name="Internet_20_link" text:visited-style-name="Visited_20_Internet_20_Link"><text:span text:style-name="T3">Cabala</text:span></text:a><text:span text:style-name="T1">, que está ligada aos ensinamentos de Moisés, ou os </text:span><text:a xlink:type="simple" xlink:href="https://www.infoescola.com/historia/ordem-dos-templarios/" text:style-name="Internet_20_link" text:visited-style-name="Visited_20_Internet_20_Link"><text:span text:style-name="T3">Cavaleiros Templários</text:span></text:a><text:span text:style-name="T1">, uma ordem militar religiosa formada no século XII sob a benção da igreja Católica.</text:span></text:p>
      <text:p text:style-name="P6"><text:span text:style-name="T1">Hoje em dia, o termo “secreta” é meio indevido ao definirmos algumas dessas sociedades. O que há de secreto mesmo são as reuniões, os encontros, e vários mistérios que circulam em volta desse assunto. Agora as instituições propriamente ditas, e seus membros frequentadores (na maioria das vezes) não há nada de secretos. A </text:span><text:a xlink:type="simple" xlink:href="https://www.infoescola.com/sociedade/maconaria/" text:style-name="Internet_20_link" text:visited-style-name="Visited_20_Internet_20_Link"><text:span text:style-name="T3">maçonaria</text:span></text:a><text:span text:style-name="T1"> por exemplo, ela está em qualquer cidade, em qualquer esquina, e todos sabem que ela está lá, que ela existe naquela cidade e conhecem algum membro. Agora o que eles fazem la dentro, qual a finalidade desses encontros, o porque da existência dessa instituição. Isso sim é secreto. E está guardado a sete chaves.</text:span></text:p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ucida Grande" svg:font-family="'Lucida Grande', Verdana, Arial, sans-serif"/>
    <style:font-face style:name="Trebuchet MS" svg:font-family="'Trebuchet MS', 'Lucida Grande', Verdan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4T14:34:59.653916592</meta:creation-date>
    <dc:date>2022-04-14T14:47:11.696912842</dc:date>
    <meta:editing-duration>PT2M2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2" meta:paragraph-count="8" meta:word-count="440" meta:character-count="2775" meta:non-whitespace-character-count="2341"/>
  </office:meta>
</office:document-meta>
</file>